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1351"/>
    </style:style>
    <style:style style:name="P2" style:family="paragraph" style:parent-style-name="Standard">
      <style:paragraph-properties fo:text-align="center" style:justify-single-word="false"/>
      <style:text-properties officeooo:paragraph-rsid="001eb26b"/>
    </style:style>
    <style:style style:name="P3" style:family="paragraph" style:parent-style-name="Standard">
      <style:text-properties officeooo:paragraph-rsid="001eb26b"/>
    </style:style>
    <style:style style:name="T1" style:family="text">
      <style:text-properties officeooo:rsid="001eb26b"/>
    </style:style>
    <style:style style:name="T2" style:family="text">
      <style:text-properties officeooo:rsid="00203d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hief Financial Officer – Money Manager</text:span></text:p>
      <text:p text:style-name="P2"/>
      <text:p text:style-name="P3"><text:span text:style-name="T1">Duties:</text:span></text:p>
      <text:p text:style-name="P3"><text:tab/><text:span text:style-name="T1">Manage company finances</text:span></text:p>
      <text:p text:style-name="P3"><text:tab/><text:span text:style-name="T1">Innovate growth</text:span></text:p>
      <text:p text:style-name="P3"><text:tab/><text:span text:style-name="T1">Form relationships with other companies</text:span></text:p>
      <text:p text:style-name="P3"><text:tab/><text:span text:style-name="T1">Create financial processes</text:span></text:p>
      <text:p text:style-name="P3"><text:tab/><text:span text:style-name="T1">Set up infrasctucture to satisfy reporting requirements for the company as it scales</text:span></text:p>
      <text:p text:style-name="P3"><text:tab/><text:span text:style-name="T1">Excellent ability to optimize cash </text:span></text:p>
      <text:p text:style-name="P3"><text:tab/><text:span text:style-name="T2">Being held accountable via reports</text:span></text:p>
      <text:p text:style-name="P3"><text:tab/><text:span text:style-name="T2">Able to identify when too much money is being spent in a department and utulize it correctly <text:tab/><text:tab/><text:tab/>and come up with a solution</text:span></text:p>
      <text:p text:style-name="P3"/>
      <text:p text:style-name="P1">Core responsibilities of a startup CFO:</text:p>
      <text:p text:style-name="P1"/>
      <text:p text:style-name="P1"><text:tab/>Preparing budgets</text:p>
      <text:p text:style-name="P1"><text:tab/>Monitoring expenditures, costs, and P&amp;L</text:p>
      <text:p text:style-name="P1"><text:tab/>Reviewing, analyzing, and reporting on the company's financial data and performance</text:p>
      <text:p text:style-name="P1"><text:tab/>Taking control of the startup's financial planning and risks associated with future goal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7:04:43.315850399</meta:creation-date>
    <dc:date>2021-02-10T20:36:31.961246307</dc:date>
    <meta:editing-duration>PT3M28S</meta:editing-duration>
    <meta:editing-cycles>1</meta:editing-cycles>
    <meta:document-statistic meta:table-count="0" meta:image-count="0" meta:object-count="0" meta:page-count="1" meta:paragraph-count="15" meta:word-count="102" meta:character-count="704" meta:non-whitespace-character-count="600"/>
    <meta:generator>LibreOffice/6.4.6.2$Linux_X86_64 LibreOffice_project/40$Build-2</meta:generator>
  </office:meta>
</office:document-meta>
</file>